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15.488cm" fo:min-width="15.332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8.469cm" fo:min-width="15.24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97cm" fo:min-width="3.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697cm" fo:min-width="5.65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697cm" fo:min-width="6.259cm"/>
    </style:style>
    <style:style style:name="gr7" style:family="graphic" style:parent-style-name="objectwithoutfill">
      <style:graphic-properties draw:marker-start="Line_20_Arrow" draw:marker-start-width="0.3cm" draw:marker-end="Line_20_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697cm" fo:min-width="6.266cm"/>
    </style:style>
    <style:style style:name="gr9" style:family="graphic" style:parent-style-name="objectwithoutfill">
      <style:graphic-properties draw:stroke="dash" draw:stroke-dash="Ultrafine_20_Dashed" draw:marker-start="Line_20_Arrow" draw:marker-start-width="0.3cm" draw:marker-end="Line_20_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5.17cm" fo:min-width="5.659cm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6.094cm" fo:min-width="5.65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47cm" fo:min-width="2.454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32cm" svg:height="15.738cm" svg:x="3.816cm" svg:y="1.352cm">
          <text:p text:style-name="P1">Frontend Comput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5.746cm" svg:height="8.719cm" svg:x="3.859cm" svg:y="17.74cm">
          <text:p text:style-name="P1">All Comput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" draw:id="id1" draw:layer="layout" svg:width="4.38cm" svg:height="3.947cm" svg:x="5.439cm" svg:y="3.142cm">
          <text:p text:style-name="P1">Apac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6.159cm" svg:height="3.947cm" svg:x="12.505cm" svg:y="3.129cm">
          <text:p text:style-name="P1">snapamanager.cgi<text:line-break/>(CGI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s" svg:x1="9.819cm" svg:y1="5.116cm" svg:x2="12.505cm" svg:y2="5.103cm" draw:start-shape="id1" draw:start-glue-point="7" draw:end-shape="id2" draw:end-glue-point="5" svg:d="M9819 5116h502l1682-13h502" svg:viewBox="0 0 2687 14">
          <text:p/>
        </draw:connector>
        <draw:custom-shape draw:style-name="gr6" draw:text-style-name="P3" xml:id="id3" draw:id="id3" draw:layer="layout" svg:width="6.759cm" svg:height="3.947cm" svg:x="12.205cm" svg:y="10.303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5.585cm" svg:y1="7.076cm" svg:x2="15.585cm" svg:y2="10.303cm" draw:start-shape="id2" draw:start-glue-point="6" draw:end-shape="id3" draw:end-glue-point="4" svg:d="M15585 7076v3227" svg:viewBox="0 0 1 3228">
          <text:p/>
        </draw:connector>
        <draw:custom-shape draw:style-name="gr8" draw:text-style-name="P3" xml:id="id4" draw:id="id4" draw:layer="layout" svg:width="6.766cm" svg:height="3.947cm" svg:x="12.201cm" svg:y="20.518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15.585cm" svg:y1="14.25cm" svg:x2="15.584cm" svg:y2="20.518cm" draw:start-shape="id3" draw:start-glue-point="6" draw:end-shape="id4" draw:end-glue-point="4" svg:d="M15585 14250v3134h-1v3134" svg:viewBox="0 0 2 6269">
          <text:p/>
        </draw:connector>
        <draw:custom-shape draw:style-name="gr10" draw:text-style-name="P3" xml:id="id5" draw:id="id5" draw:layer="layout" svg:width="6.159cm" svg:height="5.42cm" svg:x="4.55cm" svg:y="19.781cm">
          <text:p text:style-name="P1"/>
          <text:p text:style-name="P1">snapmanager<text:line-break/>(daemon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2.201cm" svg:y1="22.491cm" svg:x2="10.709cm" svg:y2="22.491cm" draw:start-shape="id4" draw:end-shape="id5" draw:end-glue-point="7" svg:d="M12201 22491h-1492" svg:viewBox="0 0 1493 1">
          <text:p/>
        </draw:connector>
        <draw:custom-shape draw:style-name="gr11" draw:text-style-name="P3" xml:id="id6" draw:id="id6" draw:layer="layout" svg:width="6.159cm" svg:height="6.344cm" svg:x="4.55cm" svg:y="9.104cm">
          <text:p text:style-name="P1"/>
          <text:p text:style-name="P1">(front end)</text:p>
          <text:p text:style-name="P1">snapmanager<text:line-break/>(daemon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2.205cm" svg:y1="12.277cm" svg:x2="10.709cm" svg:y2="12.276cm" draw:start-shape="id3" draw:start-glue-point="5" draw:end-shape="id6" draw:end-glue-point="7" svg:d="M12205 12277h-748v-1h-748" svg:viewBox="0 0 1497 2">
          <text:p/>
        </draw:connector>
        <draw:custom-shape draw:style-name="gr12" draw:text-style-name="P3" xml:id="id8" draw:id="id8" draw:layer="layout" svg:width="2.954cm" svg:height="1.997cm" svg:x="5.187cm" svg:y="22.515cm">
          <text:p text:style-name="P1">status<text:line-break/>thr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7" draw:id="id7" draw:layer="layout" svg:width="2.954cm" svg:height="1.997cm" svg:x="5.141cm" svg:y="12.722cm">
          <text:p text:style-name="P1">status<text:line-break/>thre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line-skew="0.583cm" svg:x1="6.618cm" svg:y1="14.719cm" svg:x2="7.63cm" svg:y2="15.448cm" draw:start-shape="id7" draw:start-glue-point="6" draw:end-shape="id6" draw:end-glue-point="6" svg:d="M6618 14719v1814h1012v-1085" svg:viewBox="0 0 1013 1815">
          <text:p/>
        </draw:connector>
        <draw:connector draw:style-name="gr13" draw:text-style-name="P4" draw:layer="layout" draw:line-skew="0.365cm" svg:x1="6.664cm" svg:y1="24.512cm" svg:x2="7.63cm" svg:y2="25.201cm" draw:start-shape="id8" draw:start-glue-point="6" draw:end-shape="id5" draw:end-glue-point="6" svg:d="M6664 24512v1556h966v-867" svg:viewBox="0 0 967 1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5-26T12:29:28.131848261</meta:creation-date>
    <dc:date>2016-06-07T20:37:19.529380618</dc:date>
    <dc:creator>Alexis Wilke</dc:creator>
    <meta:editing-duration>PT19M35S</meta:editing-duration>
    <meta:editing-cycles>5</meta:editing-cycles>
    <meta:generator>LibreOffice/5.1.3.2$Linux_X86_64 LibreOffice_project/10m0$Build-2</meta:generator>
    <meta:document-statistic meta:object-count="17"/>
  </office:meta>
</office:document-meta>
</file>